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start" style:justify-single-word="false">
        <style:tab-stops>
          <style:tab-stop style:position="10.485cm"/>
          <style:tab-stop style:position="14.355cm"/>
        </style:tab-stops>
      </style:paragraph-properties>
      <style:text-properties fo:font-size="14pt" style:font-size-asian="14pt" style:font-size-complex="14pt"/>
    </style:style>
    <style:style style:name="P7" style:family="paragraph" style:parent-style-name="Standard">
      <style:paragraph-properties fo:text-align="start" style:justify-single-word="false">
        <style:tab-stops>
          <style:tab-stop style:position="9.888cm"/>
          <style:tab-stop style:position="13.593cm"/>
        </style:tab-stops>
      </style:paragraph-properties>
      <style:text-properties fo:font-size="14pt" style:font-size-asian="14pt" style:font-size-complex="14pt"/>
    </style:style>
    <style:style style:name="P8" style:family="paragraph" style:parent-style-name="Standard">
      <style:paragraph-properties fo:text-align="center" style:justify-single-word="false"/>
      <style:text-properties fo:font-size="11pt" style:font-size-asian="9.60000038146973pt" style:font-size-complex="11pt"/>
    </style:style>
    <style:style style:name="P9" style:family="paragraph" style:parent-style-name="Text_20_body">
      <style:paragraph-properties fo:margin-left="0cm" fo:margin-right="0cm" fo:text-indent="0cm" style:auto-text-indent="false"/>
    </style:style>
    <style:style style:name="P10" style:family="paragraph" style:parent-style-name="Standard" style:master-page-name="First_20_Page">
      <style:paragraph-properties style:page-number="auto"/>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text-properties fo:font-style="normal" style:font-style-asian="normal" style:font-style-complex="normal"/>
    </style:style>
    <style:style style:name="P16" style:family="paragraph" style:parent-style-name="Text_20_body" style:list-style-name="L5">
      <style:text-properties fo:font-style="normal" style:font-style-asian="normal" style:font-style-complex="normal"/>
    </style:style>
    <style:style style:name="P17" style:family="paragraph" style:parent-style-name="Text_20_body" style:list-style-name="L5"/>
    <style:style style:name="P18" style:family="paragraph" style:parent-style-name="Text_20_body" style:list-style-name=""/>
    <style:style style:name="P19" style:family="paragraph" style:parent-style-name="Text_20_body" style:list-style-name="L6"/>
    <style:style style:name="P20" style:family="paragraph" style:parent-style-name="Text_20_body" style:list-style-name="L3">
      <style:paragraph-properties fo:margin-left="0cm" fo:margin-right="0cm" fo:text-indent="0cm" style:auto-text-indent="false"/>
    </style:style>
    <style:style style:name="P21" style:family="paragraph" style:parent-style-name="Text_20_body" style:list-style-name="L1" style:master-page-name="">
      <style:paragraph-properties fo:margin-left="0cm" fo:margin-right="0cm" fo:margin-top="0cm" fo:margin-bottom="0.101cm" fo:text-indent="1cm" style:auto-text-indent="false" style:page-number="auto" fo:background-color="transparent">
        <style:background-image/>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Heading" style:master-page-name="Standard">
      <style:paragraph-properties style:page-number="1" fo:break-before="page"/>
    </style:style>
    <style:style style:name="P25" style:family="paragraph" style:parent-style-name="Heading_20_1">
      <style:text-properties fo:font-style="normal" style:font-style-asian="normal" style:font-style-complex="normal"/>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b 58%" fo:font-style="italic" style:text-underline-style="none" style:font-style-asian="italic" style:font-style-complex="italic"/>
    </style:style>
    <style:style style:name="T6" style:family="text">
      <style:text-properties style:text-position="0% 100%" fo:font-style="normal" style:text-underline-style="none" style:font-style-asian="normal" style:font-style-complex="normal"/>
    </style:style>
    <style:style style:name="T7" style:family="text">
      <style:text-properties style:text-position="0% 100%" fo:font-style="italic" style:text-underline-style="none"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Отчет по курсовой работе</text:p>
      <text:p text:style-name="P8"/>
      <text:p text:style-name="P4">по курсу «Компьютерные сети»</text:p>
      <text:p text:style-name="P4">«Исследование работы сетевого приложения в сети с меняющейся топологией»</text:p>
      <text:p text:style-name="P5"/>
      <text:p text:style-name="P5"/>
      <text:p text:style-name="P5"/>
      <text:p text:style-name="P5"/>
      <text:p text:style-name="P5"/>
      <text:p text:style-name="P5"/>
      <text:p text:style-name="P5"/>
      <text:p text:style-name="P7"><text:tab/>Студент:<text:tab/>Руцкий В.В.</text:p>
      <text:p text:style-name="P7"><text:tab/>Группа:<text:tab/>5057/12</text:p>
      <text:p text:style-name="P7"><text:tab/>Преподаватель:<text:tab/>Баженов А.Н.</text:p>
      <text:p text:style-name="P6"/>
      <text:p text:style-name="P6"/>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4">Содержание</text:p>
          </text:index-title>
          <text:p text:style-name="P22">Постановка задачи<text:tab/>2</text:p>
          <text:p text:style-name="P22">Разработанная программа<text:tab/>2</text:p>
          <text:p text:style-name="P23">Общие сведения о пользовательском интерфейсе программы<text:tab/>2</text:p>
          <text:p text:style-name="P23">Область визуализации модели сети<text:tab/>3</text:p>
          <text:p text:style-name="P28">Отображаемые сущности<text:tab/>3</text:p>
          <text:p text:style-name="P28">Управление<text:tab/>4</text:p>
          <text:p text:style-name="P23">Передача изображения<text:tab/>4</text:p>
          <text:p text:style-name="P22">Результаты работы<text:tab/>4</text:p>
          <text:p text:style-name="P22">Выводы<text:tab/>8</text:p>
          <text:p text:style-name="P22">Список литературы<text:tab/>9</text:p>
        </text:index-body>
      </text:table-of-content>
      <text:p text:style-name="P6"/>
      <text:h text:style-name="P27" text:outline-level="1">Постановка задачи</text:h>
      <text:p text:style-name="Text_20_body">Необходимо на основе разработанной в прошлом семестре модели сети с меняющейся топологией разработать приложение, передающее данные по сети и исследовать зависимость ошибок передачи от параметров модели.</text:p>
      <text:h text:style-name="Heading_20_1" text:outline-level="1">Разработанная программа</text:h>
      <text:p text:style-name="Text_20_body">В разработанной программе производится передача изображения небольшими фрагментами между двумя фиксированными узлами сети.</text:p>
      <text:h text:style-name="Heading_20_2" text:outline-level="2">Общие сведения о пользовательском интерфейсе программы</text:h>
      <text:p text:style-name="Text_20_body">Общий вид пользовательского интерфейса представлен на рис. <text:sequence-ref text:reference-format="value" text:ref-name="refРис.0">1</text:sequence-ref>.</text:p>
      <text:p text:style-name="Text_20_body"><draw:frame draw:style-name="fr1" draw:name="Frame1" text:anchor-type="paragraph" svg:width="17cm" draw:z-index="0"><draw:text-box fo:min-height="9.98cm"><text:p text:style-name="Рис."><draw:frame draw:style-name="fr4" draw:name="graphics3" text:anchor-type="paragraph" svg:x="0.004cm" svg:y="0.002cm" svg:width="17cm" style:rel-width="100%" svg:height="8.793cm" style:rel-height="scale" draw:z-index="1"><draw:image xlink:href="../basic_ui.png" xlink:type="simple" xlink:show="embed" xlink:actuate="onLoad"/></draw:frame>Рис. <text:sequence text:ref-name="refРис.0" text:name="Рис." text:formula="ooow:Рис.+1" style:num-format="1">1</text:sequence>: Общий вид пользовательского интерфейса</text:p></draw:text-box></draw:frame>Интерфейс программы состоит из следующих областей:</text:p>
      <text:list xml:id="list274184125" text:style-name="L1">
        <text:list-item>
          <text:p text:style-name="P11">Центральная область --- область отображения узлов сети, связей между ними, проходящих по сети пакетов.</text:p>
        </text:list-item>
        <text:list-item>
          <text:p text:style-name="P11">Панель «<text:span text:style-name="T1">Управление</text:span>» --- позволяет:</text:p>
          <text:list>
            <text:list-item>
              <text:p text:style-name="P11">настроить количество узлов в сети (от 2 до 16);</text:p>
            </text:list-item>
            <text:list-item>
              <text:p text:style-name="P11">настроить скорость движения узлов, задавая среднее время прохождения узлом сцены;</text:p>
            </text:list-item>
            <text:list-item>
              <text:p text:style-name="P11">настроить расстояние, при приближение на которое между узлами возникает соединение, и расстояние, на отдалении на которое между узлами рвётся соединение (расстояния задаются в долях половины размера сцены);</text:p>
            </text:list-item>
            <text:list-item>
              <text:p text:style-name="P11">включить отображение расстояний соединения и разъединения, они будут отображены соответственно зелёными и красными окружностями.</text:p>
            </text:list-item>
            <text:list-item>
              <text:p text:style-name="P11"><text:soft-page-break/>остановить движение узлов в сети;</text:p>
            </text:list-item>
            <text:list-item>
              <text:p text:style-name="P11">привести все узлы сети в движение.</text:p>
            </text:list-item>
          </text:list>
        </text:list-item>
        <text:list-item>
          <text:p text:style-name="P11">Панель «<text:span text:style-name="T1">Передача</text:span>» --- позволяет:</text:p>
          <text:list>
            <text:list-item>
              <text:p text:style-name="P11">выбрать тестовое приложение для передачи (кнопкой «<text:span text:style-name="T1">Загрузить изображение</text:span>»);</text:p>
            </text:list-item>
            <text:list-item>
              <text:p text:style-name="P11">начать/перезапустить передачу изображения по сети (кнопкой «<text:span text:style-name="T1">Начать передачу</text:span>»).</text:p>
            </text:list-item>
          </text:list>
        </text:list-item>
        <text:list-item>
          <text:p text:style-name="P11">Панель «Статистика» --- отображает:</text:p>
          <text:list>
            <text:list-item>
              <text:p text:style-name="P11"><text:bookmark-start text:name="__DdeLink__564_83183898"/>долю неправильных путей в таблицах маршрутизации, построенных RIP протоколом, на данный момент и среднее значение за последние 15 секунд;<text:bookmark-end text:name="__DdeLink__564_83183898"/></text:p>
            </text:list-item>
            <text:list-item>
              <text:p text:style-name="P11">долю не оптимальных путей в таблицах маршрутизации, построенных RIP протоколом, на данный момент и среднее значение за последние 15 секунд;</text:p>
            </text:list-item>
            <text:list-item>
              <text:p text:style-name="P11">интенсивность изменения топологии: число новых соединений или разрывов существующих за одну секунду.</text:p>
              <text:p text:style-name="P21">Панели можно перемещать, изменять их размер и компоновать друг с другом.</text:p>
            </text:list-item>
          </text:list>
        </text:list-item>
      </text:list>
      <text:h text:style-name="Heading_20_2" text:outline-level="2">Область визуализации модели сети</text:h>
      <text:h text:style-name="Heading_20_3" text:outline-level="3">Отображаемые сущности</text:h>
      <text:p text:style-name="Text_20_body"><draw:frame draw:style-name="fr2" draw:name="Frame2" text:anchor-type="paragraph" svg:x="12.155cm" svg:y="0.187cm" svg:width="4.574cm" draw:z-index="2"><draw:text-box fo:min-height="4.491cm"><text:p text:style-name="Рис."><draw:frame draw:style-name="fr5" draw:name="graphics1" text:anchor-type="paragraph" svg:x="0cm" svg:y="0cm" svg:width="4.574cm" style:rel-width="100%" svg:height="4.491cm" style:rel-height="scale" draw:z-index="3"><draw:image xlink:href="../node.png" xlink:type="simple" xlink:show="embed" xlink:actuate="onLoad"/></draw:frame>Рис. <text:sequence text:ref-name="refРис.1" text:name="Рис." text:formula="ooow:Рис.+1" style:num-format="1">2</text:sequence>: Узел сети</text:p></draw:text-box></draw:frame>В центральной области отображаются следующие сущности:</text:p>
      <text:list xml:id="list2033199801" text:style-name="L2">
        <text:list-item>
          <text:p text:style-name="P12">Граница рабочей области --- черная рамка вокруг всех узлов сети. Узлы могут находиться только внутри рабочей области. Двигающиеся узлы отражаются от границы рабочей области.</text:p>
        </text:list-item>
        <text:list-item>
          <text:p text:style-name="P12">Узлы --- изображаются залитыми окружностями разных цветов, например см. рис. <text:sequence-ref text:reference-format="value" text:ref-name="refРис.1">2</text:sequence-ref>.</text:p>
        </text:list-item>
        <text:list-item>
          <text:p text:style-name="P12">Связи между узлами --- сетевые соединения --- обозначаются толстой сплошной чёрной линией, соединяющей окружности узлов.</text:p>
        </text:list-item>
        <text:list-item>
          <text:p text:style-name="P12"><draw:frame draw:style-name="fr2" draw:name="Frame3" text:anchor-type="paragraph" svg:x="12.155cm" svg:y="0.146cm" svg:width="4.717cm" draw:z-index="4"><draw:text-box fo:min-height="6.828cm"><text:p text:style-name="Рис."><draw:frame draw:style-name="fr6" draw:name="graphics2" text:anchor-type="as-char" svg:y="-6.773cm" svg:width="4.717cm" style:rel-width="100%" svg:height="6.828cm" style:rel-height="scale" draw:z-index="5"><draw:image xlink:href="../small_network.png" xlink:type="simple" xlink:show="embed" xlink:actuate="onLoad"/></draw:frame>Рис. <text:sequence text:ref-name="refРис.2" text:name="Рис." text:formula="ooow:Рис.+1" style:num-format="1">3</text:sequence>: Небольшая сеть</text:p></draw:text-box></draw:frame>Таблицы <text:span text:style-name="T3">маршрутизации</text:span>. На рис. <text:sequence-ref text:reference-format="value" text:ref-name="refРис.2">3</text:sequence-ref> показано, что от каждого узла отходят линии в сторону смежных узлов, не доходящие примерно одну треть расстояния до смежного узла --- эти разноцветные линии визуализируют состояние динамической таблицы <text:span text:style-name="T3">маршрутизации</text:span>, построенной данным узлом с помощью алгоритма RIP. Линия цвета <text:span text:style-name="T1">c</text:span><text:span text:style-name="T4">, исходящая от узла </text:span><text:span text:style-name="T2">R</text:span><text:span text:style-name="T5">1</text:span><text:span text:style-name="T4"> к <text:s/>узлу </text:span><text:span text:style-name="T2">R</text:span><text:span text:style-name="T5">2</text:span><text:span text:style-name="T6"> означает, что для узла </text:span><text:span text:style-name="T7">R</text:span><text:span text:style-name="T5">1</text:span><text:span text:style-name="T6"> узел цвета </text:span><text:span text:style-name="T7">c</text:span><text:span text:style-name="T6"> ближе всего доступен через узел </text:span><text:span text:style-name="T7">R</text:span><text:span text:style-name="T5">2</text:span><text:span text:style-name="T6">, а значит и пакеты, адресуемые </text:span><text:span text:style-name="T7">c</text:span><text:span text:style-name="T6"> необходимо пересылать узлу </text:span><text:span text:style-name="T7">R</text:span><text:span text:style-name="T5">2</text:span>.</text:p>
          <text:p text:style-name="P12">Например, на рис. <text:sequence-ref text:reference-format="value" text:ref-name="refРис.2">3</text:sequence-ref> для желтого узла RIP определил, что пакеты, адресуемые зелёному узлу, необходимо пересылать зелёному узлу, а пакеты, адресуемые красному и синему узлу, необходимо пересылать красному узлу.</text:p>
        </text:list-item>
        <text:list-item>
          <text:p text:style-name="P12">Пакеты --- небольшие двухцветные прямоугольники, движущиеся между вдоль связей между узлами. Цвета <text:soft-page-break/>соответствуют цветам узла отправителя и узла получателя.</text:p>
          <text:p text:style-name="P12">Небольшие прямоугольники соответствуют пакетам протокола RIP. Б<text:span text:style-name="T1">о</text:span>льшие по размеру прямоугольники --- пакеты передачи изображения между узлами.</text:p>
        </text:list-item>
      </text:list>
      <text:h text:style-name="Heading_20_3" text:outline-level="3">Управление</text:h>
      <text:p text:style-name="P9">В центральной области можно:</text:p>
      <text:list xml:id="list846134167" text:style-name="L3">
        <text:list-item>
          <text:p text:style-name="P13">увеличивать/уменьшать масштаб визуализации модели сети с помощью колеса мыши,</text:p>
        </text:list-item>
        <text:list-item>
          <text:p text:style-name="P13">двигать узлы, нажимая на них левой кнопкой мыши (если в момент отпускания кнопки мышки курсор мышки двигался с некоторой скоростью, то узел продолжит движение с той же скоростью).</text:p>
          <text:p text:style-name="P20">Между узлами устанавливается связь, если они приближаются друг к другу на определённое расстояние, аналогичным образом при отдалении узлов друг от друга связи рвутся.</text:p>
        </text:list-item>
      </text:list>
      <text:h text:style-name="Heading_20_2" text:outline-level="2">Передача изображения</text:h>
      <text:p text:style-name="Text_20_body">Чтобы начать моделирование передачи изображения необходимо:</text:p>
      <text:list xml:id="list130430290" text:style-name="L4">
        <text:list-item>
          <text:p text:style-name="P14">Настроить необходимое количество узлов в панели «<text:span text:style-name="T1">Управление</text:span>».</text:p>
        </text:list-item>
        <text:list-item>
          <text:p text:style-name="P14">Выставить мышкой интересующую конфигурацию топологии сети в центральной области (статическую или с движущимися узлами).</text:p>
        </text:list-item>
        <text:list-item>
          <text:p text:style-name="P14">Выбрать тестовое изображение для передачи в панели <text:span text:style-name="T1">«Передача»</text:span><text:span text:style-name="T3">.</text:span></text:p>
        </text:list-item>
        <text:list-item>
          <text:p text:style-name="P14"><text:span text:style-name="T3">Инициировать передачу данных нажатием «</text:span><text:span text:style-name="T1">Начать передачу</text:span><text:span text:style-name="T3">» в панели </text:span><text:span text:style-name="T1">«Передача».</text:span><text:span text:style-name="T3"> </text:span></text:p>
          <text:p text:style-name="P14"><text:span text:style-name="T3">Начнётся передача пакетов от красного узла к зелёному в соответствии с текущими таблицами маршрутизации. Далее можно передвигать узлы мышкой, добавлять или убирать узлы в меню «</text:span><text:span text:style-name="T1">Управление</text:span><text:span text:style-name="T3">», изменяя топологию сети.</text:span></text:p>
          <text:p text:style-name="P14"><text:span text:style-name="T3">Для передачи изображение делится сеткой на прямоугольные не пересекающиеся фрагменты, которые <text:s/>последовательно построчно передаются. Когда пакет с фрагментом изображения доходит до узла назначения (зелёного), соответствующий фрагмент отображается в панели «</text:span><text:span text:style-name="T1">Передача</text:span><text:span text:style-name="T3">» в окне «</text:span><text:span text:style-name="T1">Переданное изображение</text:span><text:span text:style-name="T3">».</text:span></text:p>
          <text:p text:style-name="P14"><text:span text:style-name="T3">Таким образом в окне «</text:span><text:span text:style-name="T1">Переданное изображение</text:span><text:span text:style-name="T3">» можно наблюдать в реальном времени в какой последовательности и какая часть пакетов доходит до узла назначения. В это же время в центральной области можно наблюдать за тем, по каким маршрутам идут пакеты.</text:span></text:p>
        </text:list-item>
      </text:list>
      <text:h text:style-name="P25" text:outline-level="1">Результаты работы</text:h>
      <text:p text:style-name="P15">На данной модели были проведены следующие неформальные исследования:</text:p>
      <text:list xml:id="list692233006" text:style-name="L5">
        <text:list-item>
          <text:p text:style-name="P16">Исследование скорости построения актуальной таблицы маршрутизации: </text:p>
          <text:list>
            <text:list-item>
              <text:p text:style-name="P16">В случае статической топологии сети актуальная таблица маршрутизации строится за время, пропорциональное диаметру графа сети.</text:p>
            </text:list-item>
            <text:list-item>
              <text:p text:style-name="P16">В случае динамически изменяющейся топологии сети таблица маршрутизации практически никогда не актуальна, в данном случае сказывается то, что распространение информации о потери связи в RIP-протоколе распространяется гораздо медленней информации о появлении новых связей между узлами.</text:p>
            </text:list-item>
          </text:list>
        </text:list-item>
        <text:list-item>
          <text:p text:style-name="P16"><text:soft-page-break/>Исследование успешности доставки фрагментов изображения:</text:p>
          <text:list>
            <text:list-item>
              <text:p text:style-name="P16">В случае статической топологии пакеты с фрагментами изображения а) доставлялись всегда успешно и б) без искажения содержимого, т.к. а) таблицы маршрутизации не менялись и были актуальными, начиная с некоторого момента времени, б) искажения не вносились, т. к. корректность передачи данных проходила уже на канальном уровне, и даже при использовании простых полиномиальных способов проверки целостности, ложная проверка не наблюдалась ввиду её низкой вероятности.</text:p>
            </text:list-item>
            <text:list-item>
              <text:p text:style-name="P17"><text:span text:style-name="T3">В случае динамически изменяющейся топологии сети большая часть пакетов терялась из-за неактуальных таблиц маршрутизации.</text:span></text:p>
            </text:list-item>
          </text:list>
        </text:list-item>
      </text:list>
      <text:p text:style-name="P18">Были проведены следующие эксперименты:</text:p>
      <text:list xml:id="list2132193793" text:style-name="L6">
        <text:list-item>
          <text:p text:style-name="P19">Исследование зависимости корректности построения таблиц маршрутизации RIP-протоколом от скорости движения узлов.</text:p>
          <text:p text:style-name="P19">При прочих фиксированных параметрах изменялось среднее время пролёта сцены узлом (т. е. средняя скорость узла) и фиксировались доли неправильных и не оптимальных записей в таблицах маршрутизаций, построенных RIP-протоколом.</text:p>
          <text:p text:style-name="P19">Полученный график зависимости показан на рис. <text:sequence-ref text:reference-format="value" text:ref-name="refРис.3">4</text:sequence-ref>, а соответствующий график интенсивности изменения топологии сети показан на рис. <text:sequence-ref text:reference-format="value" text:ref-name="refРис.4">5</text:sequence-ref>.</text:p>
          <text:p text:style-name="P19">На графиках видно, что:</text:p>
          <text:list>
            <text:list-item>
              <text:p text:style-name="P19">интенсивность изменения топологии сети пропорциональна скорости движения узлов;</text:p>
            </text:list-item>
            <text:list-item>
              <text:p text:style-name="P19">доля неправильных путей снижается при уменьшении скорости движения узлов (соответственно при уменьшении интенсивности изменения топологии);</text:p>
            </text:list-item>
            <text:list-item>
              <text:p text:style-name="P19">доля не оптимальных путей увеличивается при уменьшении скорости движения узлов, что обусловлено тем, что вероятность возникновения не оптимального пути гораздо меньше вероятности просто отсутствия пути между узлами или присутствия пути, не приводящего к целевой вершине.</text:p>
            </text:list-item>
          </text:list>
          <text:p text:style-name="P19"/>
        </text:list-item>
      </text:list>
      <text:p text:style-name="P18"><draw:frame draw:style-name="fr3" draw:name="Frame4" text:anchor-type="paragraph" svg:width="16cm" draw:z-index="6"><draw:text-box fo:min-height="8.998cm"><text:p text:style-name="Рис."/><text:p text:style-name="Рис."><draw:frame draw:style-name="fr7" draw:name="Object1" text:anchor-type="paragraph" svg:width="16cm" svg:height="8.998cm" draw:z-index="7"><draw:object xlink:href="./Object 1" xlink:type="simple" xlink:show="embed" xlink:actuate="onLoad"/><draw:image xlink:href="./ObjectReplacements/Object 1" xlink:type="simple" xlink:show="embed" xlink:actuate="onLoad"/></draw:frame>Рис. <text:sequence text:ref-name="refРис.3" text:name="Рис." text:formula="ooow:Рис.+1" style:num-format="1">4</text:sequence>: Зависимость корректности построенной RIP-протоколом таблиц маршрутизации от скорости движения узлов</text:p></draw:text-box></draw:frame><text:soft-page-break/></text:p>
      <text:p text:style-name="P18"/>
      <text:p text:style-name="P18"><draw:frame draw:style-name="fr1" draw:name="Frame5" text:anchor-type="paragraph" svg:width="16cm" draw:z-index="8"><draw:text-box fo:min-height="8.998cm"><text:p text:style-name="Рис."/><text:p text:style-name="Рис."><draw:frame draw:style-name="fr8" draw:name="Object2" text:anchor-type="paragraph" svg:width="16cm" svg:height="8.998cm" draw:z-index="9"><draw:object xlink:href="./Object 2" xlink:type="simple" xlink:show="embed" xlink:actuate="onLoad"/><draw:image xlink:href="./ObjectReplacements/Object 2" xlink:type="simple" xlink:show="embed" xlink:actuate="onLoad"/></draw:frame>Рис. <text:sequence text:ref-name="refРис.4" text:name="Рис." text:formula="ooow:Рис.+1" style:num-format="1">5</text:sequence>: Зависимость интенсивности изменения топологии сцены от скорости движения узлов</text:p></draw:text-box></draw:frame></text:p>
      <text:list xml:id="list376730009" text:continue-numbering="true" text:style-name="L6">
        <text:list-item>
          <text:p text:style-name="P19">Исследование зависимости корректности построения таблиц маршрутизации RIP-<text:soft-page-break/>протоколом от расстояния соединения/разъединения узлов.</text:p>
          <text:p text:style-name="P19">При прочих фиксированных параметрах изменялись расстояния соединения узлов и фиксировались доли неправильных и не оптимальных записей в таблицах маршрутизаций, построенных RIP-протоколом.</text:p>
          <text:p text:style-name="P19">Полученный график зависимости показан на рис. <text:sequence-ref text:reference-format="page" text:ref-name="refРис.5">7</text:sequence-ref>, а соответствующий график интенсивности изменения топологии сети показан на рис. <text:sequence-ref text:reference-format="page" text:ref-name="refРис.6">8</text:sequence-ref>.</text:p>
          <text:p text:style-name="P19">На графиках видно, что:</text:p>
          <text:list>
            <text:list-item>
              <text:p text:style-name="P19">с увеличением расстояния соединения увеличиваются интенсивность изменения топологии, увеличиваются доли неправильных и не оптимальных соединений, это обусловлено увеличением общего числа соединений;</text:p>
            </text:list-item>
            <text:list-item>
              <text:p text:style-name="P19">при приближении расстояния к четверти размера сцены доля неправильных соединений резко падает, это связано с тем, что большая часть узлов оказывается связана с большинством других узлов.</text:p>
            </text:list-item>
          </text:list>
        </text:list-item>
      </text:list>
      <text:p text:style-name="Text_20_body"><draw:frame draw:style-name="fr1" draw:name="Frame6" text:anchor-type="paragraph" svg:width="16cm" draw:z-index="10"><draw:text-box fo:min-height="8.999cm"><text:p text:style-name="Рис."/><text:p text:style-name="Рис."><draw:frame draw:style-name="fr8" draw:name="Object3" text:anchor-type="paragraph" svg:width="16cm" svg:height="8.999cm" draw:z-index="11"><draw:object xlink:href="./Object 3" xlink:type="simple" xlink:show="embed" xlink:actuate="onLoad"/><draw:image xlink:href="./ObjectReplacements/Object 3" xlink:type="simple" xlink:show="embed" xlink:actuate="onLoad"/></draw:frame></text:p><text:p text:style-name="Рис.">Рис. <text:sequence text:ref-name="refРис.5" text:name="Рис." text:formula="ooow:Рис.+1" style:num-format="1">6</text:sequence>: Зависимость корректности построенной RIP-протоколом таблиц маршрутизации от расстояния соединения узлов</text:p></draw:text-box></draw:frame></text:p>
      <text:p text:style-name="P18"><draw:frame draw:style-name="fr2" draw:name="Frame7" text:anchor-type="paragraph" svg:x="0.501cm" svg:y="-0.118cm" svg:width="16cm" draw:z-index="12"><draw:text-box fo:min-height="8.998cm"><text:p text:style-name="Рис."/><text:p text:style-name="Рис."><draw:frame draw:style-name="fr8" draw:name="Object4" text:anchor-type="paragraph" svg:width="16cm" svg:height="8.998cm" draw:z-index="13"><draw:object xlink:href="./Object 4" xlink:type="simple" xlink:show="embed" xlink:actuate="onLoad"/><draw:image xlink:href="./ObjectReplacements/Object 4" xlink:type="simple" xlink:show="embed" xlink:actuate="onLoad"/></draw:frame>Рис. <text:sequence text:ref-name="refРис.6" text:name="Рис." text:formula="ooow:Рис.+1" style:num-format="1">7</text:sequence>: Зависимость интенсивности изменения топологии сцены от расстояния соединения узлов</text:p></draw:text-box></draw:frame><text:soft-page-break/></text:p>
      <text:p text:style-name="P18"/>
      <text:h text:style-name="Heading_20_1" text:outline-level="1">Выводы</text:h>
      <text:p text:style-name="Text_20_body">В данной работе была построена интерактивная модель компьютерной сети с динамической топологией и автоматическим построением таблиц маршрутизации с помощью RIP-протокола. Построенная модель позволяет исследовать устойчивость работы RIP-протокола и устойчивость передачи данных.</text:p>
      <text:p text:style-name="Text_20_body">В результате проведённых исследований на модели было установлено, что при увеличении интенсивности изменений топологии сети RIP-протокол не обеспечивает стабильное построение таблиц маршрутизации и устойчивость передачи данных снижается.</text:p>
      <text:h text:style-name="P26" text:outline-level="1"/>
      <text:h text:style-name="P27" text:outline-level="1">Список литературы</text:h>
      <text:p text:style-name="Text_20_body">1. Э. Таненбаум. <text:span text:style-name="T1">Компьютерные сети</text:span>. --- Питер, 200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Рис."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header>
        <text:p text:style-name="MP2">Санкт-Петербургский государственный политехнический университет</text:p>
      </style:header>
      <style:footer>
        <text:p text:style-name="MP1">Санкт-Петербург 2011</text:p>
      </style:footer>
    </style:master-page>
    <style:master-page style:name="Untitled1" style:page-layout-name="Mpm3"/>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ladimir Rutsky</meta:initial-creator>
    <meta:creation-date>2011-06-16T05:44:52</meta:creation-date>
    <meta:generator>LibreOffice/3.3$Unix LibreOffice_project/330m19$Build-202</meta:generator>
    <dc:date>2011-06-18T03:29:17</dc:date>
    <dc:creator>Vladimir Rutsky</dc:creator>
    <meta:editing-duration>PT14H37M9S</meta:editing-duration>
    <meta:editing-cycles>178</meta:editing-cycles>
    <meta:document-statistic meta:table-count="0" meta:image-count="3" meta:object-count="4" meta:page-count="11" meta:paragraph-count="101" meta:word-count="1257" meta:character-count="96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7cm" xlink:href="." xlink:type="simple" chart:class="chart:line" chart:style-name="ch1">
        <chart:legend chart:legend-position="top" svg:x="2.513cm" svg:y="0.678cm" chart:style-name="ch2"/>
        <chart:plot-area chart:style-name="ch3" chart:data-source-has-labels="both" svg:x="1.33cm" svg:y="1.626cm" svg:width="14.031cm" svg:height="6.211cm">
          <chartooo:coordinate-region svg:x="1.951cm" svg:y="1.825cm" svg:width="13.131cm" svg:height="5.365cm"/>
          <chart:axis chart:dimension="x" chart:name="primary-x" chart:style-name="ch4">
            <chart:title svg:x="5.92cm" svg:y="8.016cm" chart:style-name="ch5">
              <text:p>Среднее время пролёта сцены</text:p>
            </chart:title>
            <chart:categories table:cell-range-address="local-table.$B$1:.$K$1"/>
            <chart:grid chart:style-name="ch6" chart:class="major"/>
          </chart:axis>
          <chart:axis chart:dimension="y" chart:name="primary-y" chart:style-name="ch4">
            <chart:title svg:x="0.451cm" svg:y="7.487cm" chart:style-name="ch7">
              <text:p>Доля путей таблиц маршрутизации</text:p>
            </chart:title>
            <chart:grid chart:style-name="ch6" chart:class="major"/>
          </chart:axis>
          <chart:series chart:style-name="ch8" chart:values-cell-range-address="local-table.$B$2:.$K$2" chart:label-cell-address="local-table.$A$2" chart:class="chart:line">
            <chart:data-point chart:repeated="10"/>
          </chart:series>
          <chart:series chart:style-name="ch9" chart:values-cell-range-address="local-table.$B$3:.$K$3" chart:label-cell-address="local-table.$A$3" chart:class="chart:line">
            <chart:data-point chart:repeated="10"/>
          </chart:series>
          <chart:wall chart:style-name="ch10"/>
          <chart:floor chart:style-name="ch11"/>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10</text:p>
              </table:table-cell>
              <table:table-cell office:value-type="string">
                <text:p>12</text:p>
              </table:table-cell>
              <table:table-cell office:value-type="string">
                <text:p>16</text:p>
              </table:table-cell>
              <table:table-cell office:value-type="string">
                <text:p>23</text:p>
              </table:table-cell>
              <table:table-cell office:value-type="string">
                <text:p>41</text:p>
              </table:table-cell>
              <table:table-cell office:value-type="string">
                <text:p>180</text:p>
              </table:table-cell>
            </table:table-row>
          </table:table-header-rows>
          <table:table-rows>
            <table:table-row>
              <table:table-cell office:value-type="string">
                <text:p>Доля неправильных путей, %</text:p>
              </table:table-cell>
              <table:table-cell office:value-type="float" office:value="38">
                <text:p>38</text:p>
              </table:table-cell>
              <table:table-cell office:value-type="float" office:value="40">
                <text:p>40</text:p>
              </table:table-cell>
              <table:table-cell office:value-type="float" office:value="35.8333333333333">
                <text:p>35.8333333333333</text:p>
              </table:table-cell>
              <table:table-cell office:value-type="float" office:value="33">
                <text:p>33</text:p>
              </table:table-cell>
              <table:table-cell office:value-type="float" office:value="35.6666666666667">
                <text:p>35.6666666666667</text:p>
              </table:table-cell>
              <table:table-cell office:value-type="float" office:value="35.6666666666667">
                <text:p>35.6666666666667</text:p>
              </table:table-cell>
              <table:table-cell office:value-type="float" office:value="41.1666666666667">
                <text:p>41.1666666666667</text:p>
              </table:table-cell>
              <table:table-cell office:value-type="float" office:value="35.6666666666667">
                <text:p>35.6666666666667</text:p>
              </table:table-cell>
              <table:table-cell office:value-type="float" office:value="35.8333333333333">
                <text:p>35.8333333333333</text:p>
              </table:table-cell>
              <table:table-cell office:value-type="float" office:value="23.6666666666667">
                <text:p>23.6666666666667</text:p>
              </table:table-cell>
            </table:table-row>
            <table:table-row>
              <table:table-cell office:value-type="string">
                <text:p>Доля не оптимальных путей,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5">
                <text:p>0.065</text:p>
              </table:table-cell>
              <table:table-cell office:value-type="float" office:value="1.55">
                <text:p>1.55</text:p>
              </table:table-cell>
              <table:table-cell office:value-type="float" office:value="3.25333333333333">
                <text:p>3.253333333333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7cm" xlink:href="." xlink:type="simple" chart:class="chart:line" chart:style-name="ch1">
        <chart:plot-area chart:style-name="ch2" chart:data-source-has-labels="both" svg:x="1.33cm" svg:y="0.851cm" svg:width="14.031cm" svg:height="6.986cm">
          <chartooo:coordinate-region svg:x="1.951cm" svg:y="1.051cm" svg:width="13.131cm" svg:height="6.139cm"/>
          <chart:axis chart:dimension="x" chart:name="primary-x" chart:style-name="ch3">
            <chart:title svg:x="5.761cm" svg:y="8.016cm" chart:style-name="ch4">
              <text:p>Среднее время пролёта сцены, с</text:p>
            </chart:title>
            <chart:categories table:cell-range-address="local-table.$B$1:.$K$1"/>
            <chart:grid chart:style-name="ch5" chart:class="major"/>
          </chart:axis>
          <chart:axis chart:dimension="y" chart:name="primary-y" chart:style-name="ch3">
            <chart:title svg:x="0.451cm" svg:y="7.669cm" chart:style-name="ch6">
              <text:p>Интенсивность изменения топологии, ед./с</text:p>
            </chart:title>
            <chart:grid chart:style-name="ch5" chart:class="major"/>
          </chart:axis>
          <chart:series chart:style-name="ch7" chart:values-cell-range-address="local-table.$B$2:.$K$2" chart:label-cell-address="local-table.$A$2" chart:class="chart:line">
            <chart:data-point chart:repeated="10"/>
          </chart:series>
          <chart:wall chart:style-name="ch8"/>
          <chart:floor chart:style-name="ch9"/>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10</text:p>
              </table:table-cell>
              <table:table-cell office:value-type="string">
                <text:p>12</text:p>
              </table:table-cell>
              <table:table-cell office:value-type="string">
                <text:p>16</text:p>
              </table:table-cell>
              <table:table-cell office:value-type="string">
                <text:p>23</text:p>
              </table:table-cell>
              <table:table-cell office:value-type="string">
                <text:p>41</text:p>
              </table:table-cell>
              <table:table-cell office:value-type="string">
                <text:p>180</text:p>
              </table:table-cell>
            </table:table-row>
          </table:table-header-rows>
          <table:table-rows>
            <table:table-row>
              <table:table-cell office:value-type="string">
                <text:p>Интенсивность изменения топологии, ед./с</text:p>
              </table:table-cell>
              <table:table-cell office:value-type="float" office:value="10.8333333333333">
                <text:p>10.8333333333333</text:p>
              </table:table-cell>
              <table:table-cell office:value-type="float" office:value="10.8333333333333">
                <text:p>10.8333333333333</text:p>
              </table:table-cell>
              <table:table-cell office:value-type="float" office:value="9.83333333333333">
                <text:p>9.83333333333333</text:p>
              </table:table-cell>
              <table:table-cell office:value-type="float" office:value="9.66666666666667">
                <text:p>9.66666666666667</text:p>
              </table:table-cell>
              <table:table-cell office:value-type="float" office:value="9.66666666666667">
                <text:p>9.66666666666667</text:p>
              </table:table-cell>
              <table:table-cell office:value-type="float" office:value="9">
                <text:p>9</text:p>
              </table:table-cell>
              <table:table-cell office:value-type="float" office:value="5.5">
                <text:p>5.5</text:p>
              </table:table-cell>
              <table:table-cell office:value-type="float" office:value="5">
                <text:p>5</text:p>
              </table:table-cell>
              <table:table-cell office:value-type="float" office:value="2.38">
                <text:p>2.38</text:p>
              </table:table-cell>
              <table:table-cell office:value-type="float" office:value="0.306666666666667">
                <text:p>0.30666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2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top" svg:x="2.513cm" svg:y="0.678cm" chart:style-name="ch2"/>
        <chart:plot-area chart:style-name="ch3" chart:data-source-has-labels="both" svg:x="1.33cm" svg:y="1.626cm" svg:width="14.031cm" svg:height="6.213cm">
          <chartooo:coordinate-region svg:x="1.951cm" svg:y="1.825cm" svg:width="13.078cm" svg:height="5.367cm"/>
          <chart:axis chart:dimension="x" chart:name="primary-x" chart:style-name="ch4">
            <chart:title svg:x="3.988cm" svg:y="8.018cm" chart:style-name="ch5">
              <text:p>Расстояние соединения, доля половины размера сцены</text:p>
            </chart:title>
            <chart:categories table:cell-range-address="local-table.$B$1:.$K$1"/>
            <chart:grid chart:style-name="ch6" chart:class="major"/>
          </chart:axis>
          <chart:axis chart:dimension="y" chart:name="primary-y" chart:style-name="ch4">
            <chart:title svg:x="0.451cm" svg:y="7.488cm" chart:style-name="ch7">
              <text:p>Доля путей таблиц маршрутизации</text:p>
            </chart:title>
            <chart:grid chart:style-name="ch6" chart:class="major"/>
          </chart:axis>
          <chart:series chart:style-name="ch8" chart:values-cell-range-address="local-table.$B$2:.$K$2" chart:label-cell-address="local-table.$A$2" chart:class="chart:line">
            <chart:data-point chart:repeated="10"/>
          </chart:series>
          <chart:series chart:style-name="ch9" chart:values-cell-range-address="local-table.$B$3:.$K$3" chart:label-cell-address="local-table.$A$3" chart:class="chart:line">
            <chart:data-point chart:repeated="10"/>
          </chart:series>
          <chart:wall chart:style-name="ch10"/>
          <chart:floor chart:style-name="ch11"/>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0,2</text:p>
              </table:table-cell>
              <table:table-cell office:value-type="string">
                <text:p>0,23</text:p>
              </table:table-cell>
              <table:table-cell office:value-type="string">
                <text:p>0,26</text:p>
              </table:table-cell>
              <table:table-cell office:value-type="string">
                <text:p>0,29</text:p>
              </table:table-cell>
              <table:table-cell office:value-type="string">
                <text:p>0,32</text:p>
              </table:table-cell>
              <table:table-cell office:value-type="string">
                <text:p>0,35</text:p>
              </table:table-cell>
              <table:table-cell office:value-type="string">
                <text:p>0,38</text:p>
              </table:table-cell>
              <table:table-cell office:value-type="string">
                <text:p>0,41</text:p>
              </table:table-cell>
              <table:table-cell office:value-type="string">
                <text:p>0,44</text:p>
              </table:table-cell>
              <table:table-cell office:value-type="string">
                <text:p>0,47</text:p>
              </table:table-cell>
            </table:table-row>
          </table:table-header-rows>
          <table:table-rows>
            <table:table-row>
              <table:table-cell office:value-type="string">
                <text:p>Доля неправильных путей, %</text:p>
              </table:table-cell>
              <table:table-cell office:value-type="float" office:value="1.172">
                <text:p>1.172</text:p>
              </table:table-cell>
              <table:table-cell office:value-type="float" office:value="10.072">
                <text:p>10.072</text:p>
              </table:table-cell>
              <table:table-cell office:value-type="float" office:value="11.006">
                <text:p>11.006</text:p>
              </table:table-cell>
              <table:table-cell office:value-type="float" office:value="12.244">
                <text:p>12.244</text:p>
              </table:table-cell>
              <table:table-cell office:value-type="float" office:value="25.6">
                <text:p>25.6</text:p>
              </table:table-cell>
              <table:table-cell office:value-type="float" office:value="24">
                <text:p>24</text:p>
              </table:table-cell>
              <table:table-cell office:value-type="float" office:value="28.6">
                <text:p>28.6</text:p>
              </table:table-cell>
              <table:table-cell office:value-type="float" office:value="32.84">
                <text:p>32.84</text:p>
              </table:table-cell>
              <table:table-cell office:value-type="float" office:value="37.4">
                <text:p>37.4</text:p>
              </table:table-cell>
              <table:table-cell office:value-type="float" office:value="27.8">
                <text:p>27.8</text:p>
              </table:table-cell>
            </table:table-row>
            <table:table-row>
              <table:table-cell office:value-type="string">
                <text:p>Доля не оптимальных путей, %</text:p>
              </table:table-cell>
              <table:table-cell office:value-type="float" office:value="0">
                <text:p>0</text:p>
              </table:table-cell>
              <table:table-cell office:value-type="float" office:value="0.074">
                <text:p>0.074</text:p>
              </table:table-cell>
              <table:table-cell office:value-type="float" office:value="0">
                <text:p>0</text:p>
              </table:table-cell>
              <table:table-cell office:value-type="float" office:value="0.078">
                <text:p>0.078</text:p>
              </table:table-cell>
              <table:table-cell office:value-type="float" office:value="1.8">
                <text:p>1.8</text:p>
              </table:table-cell>
              <table:table-cell office:value-type="float" office:value="0.078">
                <text:p>0.078</text:p>
              </table:table-cell>
              <table:table-cell office:value-type="float" office:value="1.17">
                <text:p>1.17</text:p>
              </table:table-cell>
              <table:table-cell office:value-type="float" office:value="1.208">
                <text:p>1.208</text:p>
              </table:table-cell>
              <table:table-cell office:value-type="float" office:value="3.436">
                <text:p>3.436</text:p>
              </table:table-cell>
              <table:table-cell office:value-type="float" office:value="6.28">
                <text:p>6.2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2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7cm" xlink:href="." xlink:type="simple" chart:class="chart:line" chart:style-name="ch1">
        <chart:plot-area chart:style-name="ch2" chart:data-source-has-labels="both" svg:x="1.33cm" svg:y="0.851cm" svg:width="14.031cm" svg:height="6.986cm">
          <chartooo:coordinate-region svg:x="2.057cm" svg:y="1.051cm" svg:width="12.973cm" svg:height="6.139cm"/>
          <chart:axis chart:dimension="x" chart:name="primary-x" chart:style-name="ch3">
            <chart:title svg:x="3.988cm" svg:y="8.016cm" chart:style-name="ch4">
              <text:p>Расстояние соединения, доля половины размера сцены</text:p>
            </chart:title>
            <chart:categories table:cell-range-address="local-table.$B$1:.$K$1"/>
            <chart:grid chart:style-name="ch5" chart:class="major"/>
          </chart:axis>
          <chart:axis chart:dimension="y" chart:name="primary-y" chart:style-name="ch3">
            <chart:title svg:x="0.451cm" svg:y="7.669cm" chart:style-name="ch6">
              <text:p>Интенсивность изменения топологии, ед./с</text:p>
            </chart:title>
            <chart:grid chart:style-name="ch5" chart:class="major"/>
          </chart:axis>
          <chart:series chart:style-name="ch7" chart:values-cell-range-address="local-table.$B$2:.$K$2" chart:label-cell-address="local-table.$A$2" chart:class="chart:line">
            <chart:data-point chart:repeated="10"/>
          </chart:series>
          <chart:wall chart:style-name="ch8"/>
          <chart:floor chart:style-name="ch9"/>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0,2</text:p>
              </table:table-cell>
              <table:table-cell office:value-type="string">
                <text:p>0,23</text:p>
              </table:table-cell>
              <table:table-cell office:value-type="string">
                <text:p>0,26</text:p>
              </table:table-cell>
              <table:table-cell office:value-type="string">
                <text:p>0,29</text:p>
              </table:table-cell>
              <table:table-cell office:value-type="string">
                <text:p>0,32</text:p>
              </table:table-cell>
              <table:table-cell office:value-type="string">
                <text:p>0,35</text:p>
              </table:table-cell>
              <table:table-cell office:value-type="string">
                <text:p>0,38</text:p>
              </table:table-cell>
              <table:table-cell office:value-type="string">
                <text:p>0,41</text:p>
              </table:table-cell>
              <table:table-cell office:value-type="string">
                <text:p>0,44</text:p>
              </table:table-cell>
              <table:table-cell office:value-type="string">
                <text:p>0,47</text:p>
              </table:table-cell>
            </table:table-row>
          </table:table-header-rows>
          <table:table-rows>
            <table:table-row>
              <table:table-cell office:value-type="string">
                <text:p>Расстояние соединения, для размера сцены</text:p>
              </table:table-cell>
              <table:table-cell office:value-type="float" office:value="0.594">
                <text:p>0.594</text:p>
              </table:table-cell>
              <table:table-cell office:value-type="float" office:value="0.976">
                <text:p>0.976</text:p>
              </table:table-cell>
              <table:table-cell office:value-type="float" office:value="0.74">
                <text:p>0.74</text:p>
              </table:table-cell>
              <table:table-cell office:value-type="float" office:value="1.062">
                <text:p>1.062</text:p>
              </table:table-cell>
              <table:table-cell office:value-type="float" office:value="1.302">
                <text:p>1.302</text:p>
              </table:table-cell>
              <table:table-cell office:value-type="float" office:value="1.048">
                <text:p>1.048</text:p>
              </table:table-cell>
              <table:table-cell office:value-type="float" office:value="1.118">
                <text:p>1.118</text:p>
              </table:table-cell>
              <table:table-cell office:value-type="float" office:value="0.94">
                <text:p>0.94</text:p>
              </table:table-cell>
              <table:table-cell office:value-type="float" office:value="0.818">
                <text:p>0.818</text:p>
              </table:table-cell>
              <table:table-cell office:value-type="float" office:value="1.27">
                <text:p>1.2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2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